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671" calcext:value-type="float">
            <text:p>2671</text:p>
          </table:table-cell>
          <table:table-cell table:formula="of:=SUM([.C2:.C426])" office:value-type="float" office:value="5336" calcext:value-type="float">
            <text:p>5336</text:p>
          </table:table-cell>
          <table:table-cell table:formula="of:=SUM([.D2:.D426])" office:value-type="float" office:value="2333" calcext:value-type="float">
            <text:p>2333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1045" calcext:value-type="float">
            <text:p>11045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87" calcext:value-type="float">
            <text:p>2387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49203573585985" calcext:value-type="percentage">
            <text:p>8.49%</text:p>
          </table:table-cell>
          <table:table-cell table:style-name="ce1" table:formula="of:=[.C427]/[.$J427]" office:value-type="percentage" office:value="0.169649953899469" calcext:value-type="percentage">
            <text:p>16.96%</text:p>
          </table:table-cell>
          <table:table-cell table:style-name="ce1" table:formula="of:=[.D427]/[.$J427]" office:value-type="percentage" office:value="0.0741741646265857" calcext:value-type="percentage">
            <text:p>7.42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51158871967698" calcext:value-type="percentage">
            <text:p>35.12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5891011986138" calcext:value-type="percentage">
            <text:p>7.5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18:28:30.549751244</dc:date>
    <meta:editing-duration>PT47M4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